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5.068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54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1.70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7" table:number-columns-repeated="46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98cm" svg:height="1.005cm" svg:x="36.167cm" svg:y="0.053cm" draw:caption-point-x="13.377cm" draw:caption-point-y="-0.043cm">
              <dc:date>2019-09-19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082cm" svg:height="1.137cm" svg:x="22.114cm" svg:y="0.132cm" draw:caption-point-x="13.434cm" draw:caption-point-y="0.274cm">
              <dc:date>2019-09-19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095cm" svg:height="1.031cm" svg:x="24.604cm" svg:y="0.132cm" draw:caption-point-x="13.408cm" draw:caption-point-y="0.274cm">
              <dc:date>2019-09-19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74cm" svg:height="0.74cm" svg:x="26.562cm" svg:y="0.132cm" draw:caption-point-x="13.381cm" draw:caption-point-y="0.274cm">
              <dc:date>2019-09-19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88cm" svg:height="0.634cm" svg:x="34.344cm" svg:y="0.132cm" draw:caption-point-x="13.493cm" draw:caption-point-y="0.274cm">
              <dc:date>2019-09-19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365cm" svg:height="1.694cm" svg:x="9.415cm" svg:y="0.528cm" draw:caption-point-x="13.644cm" draw:caption-point-y="0.275cm">
              <dc:date>2019-09-19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1.89cm" svg:y="0.528cm" draw:caption-point-x="13.577cm" draw:caption-point-y="0.275cm">
              <dc:date>2019-09-19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16cm" svg:height="1.826cm" svg:x="13.583cm" svg:y="0.528cm" draw:caption-point-x="13.676cm" draw:caption-point-y="0.275cm">
              <dc:date>2019-09-19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268cm" svg:height="1.403cm" svg:x="15.277cm" svg:y="0.528cm" draw:caption-point-x="13.718cm" draw:caption-point-y="0.275cm">
              <dc:date>2019-09-19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401cm" svg:height="1.085cm" svg:x="17.288cm" svg:y="0.528cm" draw:caption-point-x="13.919cm" draw:caption-point-y="0.275cm">
              <dc:date>2019-09-19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499cm" svg:height="2.144cm" svg:x="19.299cm" svg:y="0.528cm" draw:caption-point-x="13.924cm" draw:caption-point-y="0.275cm">
              <dc:date>2019-09-19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08cm" svg:height="1.403cm" svg:x="29.005cm" svg:y="0.528cm" draw:caption-point-x="13.233cm" draw:caption-point-y="0.275cm">
              <dc:date>2019-09-19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69cm" svg:height="0.635cm" svg:x="30.222cm" svg:y="0.528cm" draw:caption-point-x="13.556cm" draw:caption-point-y="0.275cm">
              <dc:date>2019-09-19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27cm" svg:height="1.403cm" svg:x="32.54cm" svg:y="0.528cm" draw:caption-point-x="13.533cm" draw:caption-point-y="0.275cm">
              <dc:date>2019-09-19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3">
          <table:table-cell office:value-type="float" office:value="7103" calcext:value-type="float">
            <text:p>7103</text:p>
          </table:table-cell>
          <table:table-cell office:value-type="string" calcext:value-type="string">
            <text:p>ADEMAR RODRIGO CARETTA</text:p>
          </table:table-cell>
          <table:table-cell office:value-type="string" calcext:value-type="string">
            <text:p>AUXILIAR DE PROMOTORIA I</text:p>
          </table:table-cell>
          <table:table-cell office:value-type="string" calcext:value-type="string">
            <text:p>CENTRO TEC. INF. E COMUNICACAO</text:p>
          </table:table-cell>
          <table:table-cell table:style-name="ce5" office:value-type="float" office:value="2960.58" calcext:value-type="float">
            <text:p><text:s/>2.960,58 </text:p>
          </table:table-cell>
          <table:table-cell table:style-name="ce5" office:value-type="float" office:value="148.02" calcext:value-type="float">
            <text:p><text:s/>148,02 </text:p>
          </table:table-cell>
          <table:table-cell table:number-columns-repeated="4" table:style-name="ce5" office:value-type="float" office:value="0" calcext:value-type="float">
            <text:p><text:s/>- </text:p>
          </table:table-cell>
          <table:table-cell table:style-name="ce5" office:value-type="float" office:value="77.71" calcext:value-type="float">
            <text:p><text:s/>77,71 </text:p>
          </table:table-cell>
          <table:table-cell table:style-name="ce5" office:value-type="float" office:value="3781.36" calcext:value-type="float">
            <text:p><text:s/>3.781,36 </text:p>
          </table:table-cell>
          <table:table-cell table:style-name="ce5" office:value-type="float" office:value="6967.67" calcext:value-type="float">
            <text:p><text:s/>6.967,67 </text:p>
          </table:table-cell>
          <table:table-cell table:style-name="ce5" office:value-type="float" office:value="404.11" calcext:value-type="float">
            <text:p><text:s/>404,11 </text:p>
          </table:table-cell>
          <table:table-cell table:style-name="ce5" office:value-type="float" office:value="71.85" calcext:value-type="float">
            <text:p><text:s/>71,85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475.96" calcext:value-type="float">
            <text:p><text:s/>475,96 </text:p>
          </table:table-cell>
          <table:table-cell table:style-name="ce5" office:value-type="float" office:value="6491.71" calcext:value-type="float">
            <text:p><text:s/>6.491,71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2/08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abela I'.$A$1" table:cell-range-address="$'Tabela I'.$A$3:.$W$19"/>
        </table:named-expressions>
      </table:table>
      <table:named-expressions/>
      <table:database-ranges>
        <table:database-range table:name="__Anonymous_Sheet_DB__0" table:target-range-address="'Tabela I'.A3:'Tabela I'.W1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9:48:44.9334341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herme Nunes</meta:initial-creator>
    <meta:creation-date>2019-09-19T15:49:14</meta:creation-date>
    <dc:date>2021-02-04T09:49:54.028606581</dc:date>
    <meta:generator>LibreOffice/6.4.4.2$Linux_X86_64 LibreOffice_project/40$Build-2</meta:generator>
    <meta:editing-duration>PT3M19S</meta:editing-duration>
    <meta:editing-cycles>2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